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5cm" fo:margin-left="0.018cm" fo:margin-top="0cm" fo:margin-bottom="0cm" table:align="left" style:writing-mode="lr-tb"/>
    </style:style>
    <style:style style:name="Table1.A" style:family="table-column">
      <style:table-column-properties style:column-width="6.959cm"/>
    </style:style>
    <style:style style:name="Table1.B" style:family="table-column">
      <style:table-column-properties style:column-width="12.541cm"/>
    </style:style>
    <style:style style:name="Table1.1" style:family="table-row">
      <style:table-row-properties style:min-row-height="4.8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9.473cm" fo:margin-left="0.018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4.948cm"/>
    </style:style>
    <style:style style:name="Table2.B" style:family="table-column">
      <style:table-column-properties style:column-width="14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741cm" fo:keep-together="auto"/>
    </style:style>
    <style:style style:name="Table3" style:family="table">
      <style:table-properties style:width="19.5cm" fo:margin-left="0.018cm" fo:margin-top="0cm" fo:margin-bottom="0cm" table:align="left" style:writing-mode="lr-tb"/>
    </style:style>
    <style:style style:name="Table3.A" style:family="table-column">
      <style:table-column-properties style:column-width="6.959cm"/>
    </style:style>
    <style:style style:name="Table3.B" style:family="table-column">
      <style:table-column-properties style:column-width="12.541cm"/>
    </style:style>
    <style:style style:name="Table3.1" style:family="table-row">
      <style:table-row-properties style:min-row-height="4.8cm"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9.473cm" fo:margin-left="0.018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4.948cm"/>
    </style:style>
    <style:style style:name="Table4.B" style:family="table-column">
      <style:table-column-properties style:column-width="14.5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4" style:family="table-row">
      <style:table-row-properties style:min-row-height="0.741cm" fo:keep-together="auto"/>
    </style:style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orphans="0" fo:widows="0"/>
      <style:text-properties fo:font-size="12pt" officeooo:paragraph-rsid="00017dba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officeooo:paragraph-rsid="00017dba" style:font-size-asian="12pt" style:font-size-complex="12pt"/>
    </style:style>
    <style:style style:name="P6" style:family="paragraph" style:parent-style-name="normal">
      <style:text-properties fo:font-size="12pt" officeooo:paragraph-rsid="00017dba" style:font-size-asian="12pt" style:font-size-complex="12pt"/>
    </style:style>
    <style:style style:name="P7" style:family="paragraph" style:parent-style-name="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normal">
      <style:paragraph-properties fo:margin-left="0cm" fo:margin-right="0cm" fo:text-indent="0cm" style:auto-text-indent="false"/>
      <style:text-properties fo:font-size="12pt" officeooo:paragraph-rsid="00017dba" style:font-size-asian="12pt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style:font-size-asian="12pt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officeooo:paragraph-rsid="00017dba" style:font-size-asian="12pt" style:font-size-complex="12pt"/>
    </style:style>
    <style:style style:name="P11" style:family="paragraph" style:parent-style-name="normal">
      <style:paragraph-properties fo:margin-left="1.27cm" fo:margin-right="0cm" fo:orphans="0" fo:widows="0" fo:text-indent="0cm" style:auto-text-indent="false"/>
      <style:text-properties fo:font-size="12pt" style:font-size-asian="12pt" style:font-size-complex="12pt"/>
    </style:style>
    <style:style style:name="P12" style:family="paragraph" style:parent-style-name="normal">
      <style:paragraph-properties fo:margin-left="1.27cm" fo:margin-right="0cm" fo:orphans="0" fo:widows="0" fo:text-indent="0cm" style:auto-text-indent="false"/>
      <style:text-properties fo:font-size="12pt" officeooo:paragraph-rsid="00017dba" style:font-size-asian="12pt" style:font-size-complex="12pt"/>
    </style:style>
    <style:style style:name="P13" style:family="paragraph" style:parent-style-name="normal" style:list-style-name="L1">
      <style:text-properties fo:font-size="12pt" officeooo:paragraph-rsid="00017dba" style:font-size-asian="12pt" style:font-size-complex="12pt"/>
    </style:style>
    <style:style style:name="P14" style:family="paragraph" style:parent-style-name="normal" style:list-style-name="WWNum1" style:master-page-name="Standard">
      <style:paragraph-properties fo:margin-left="1.27cm" fo:margin-right="0cm" fo:text-indent="-0.635cm" style:auto-text-indent="false" style:page-number="1"/>
      <style:text-properties fo:font-size="12pt" style:font-size-asian="12pt" style:font-size-complex="12pt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1372275" text:style-name="WWNum1">
        <text:list-item>
          <text:p text:style-name="P14">Клонируйте репозиторий https://github.com/womenInIt/restfull_api</text:p>
        </text:list-item>
        <text:list-item>
          <text:p text:style-name="P15">установите все пакеты, необходимые для проекта с помощью npm install</text:p>
        </text:list-item>
        <text:list-item>
          <text:p text:style-name="P15">откройте package.json и найдите команду для запуска проекта в режиме dev, запустите проект, откройте swagger интерфейс, проверьте работают ли <text:s/>конечные точки (end points)</text:p>
        </text:list-item>
      </text:list>
      <text:p text:style-name="P7">1.часть: <text:s/>получение данных из другого api и передача по запросу (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получение данных из другого api может происходить по запросу fetch. измените <text:s/>функцию get в файле weather.js и добавьте следующий код:</text:p>
            <text:p text:style-name="P2"/>
            <text:p text:style-name="P2"/>
            <text:p text:style-name="P2">Измените запрос, так чтобы в пути запроса был параметр town</text:p>
          </table:table-cell>
          <table:table-cell table:style-name="Table1.A1" office:value-type="string">
            <text:p text:style-name="P2"><text:s/>fetch(`${baseWeatherUrl}?q=${req.params.town}&amp;appid=${apiKey}`)</text:p>
            <text:p text:style-name="P11"><text:s text:c="4"/>.then(response =&gt; response.json())</text:p>
            <text:p text:style-name="P11"><text:s text:c="4"/>.then(data =&gt; {</text:p>
            <text:p text:style-name="P11"><text:s text:c="6"/>console.log(data);</text:p>
            <text:p text:style-name="P11"><text:s text:c="6"/>return res.send(data);</text:p>
            <text:p text:style-name="P11"><text:s text:c="4"/>}).catch(err =&gt; {</text:p>
            <text:p text:style-name="P11"><text:s text:c="6"/>console.log(err);</text:p>
            <text:p text:style-name="P11"><text:s text:c="6"/>return res.send(err);</text:p>
            <text:p text:style-name="P11"><text:s text:c="4"/>});</text:p>
          </table:table-cell>
        </table:table-row>
      </table:table>
      <text:p text:style-name="P1"/>
      <text:p text:style-name="P1">2.часть: <text:s/>сохранение данных и выдача по запросу (ideas.js)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данные на сервере должны каким либо образом сохраняться. Измените запрос get в файле ideas.js, чтобы получать данные из файла resourses/textdata.json</text:p>
          </table:table-cell>
          <table:table-cell table:style-name="Table2.A1" office:value-type="string">
            <text:p text:style-name="P4"><text:s text:c="2"/>try {</text:p>
            <text:p text:style-name="P4"><text:s text:c="4"/>let rawdata = fs.readFileSync(path.resolve('./resourses/textdata.json'), <text:s/>"utf-8"); <text:s text:c="2"/></text:p>
            <text:p text:style-name="P4"><text:s text:c="4"/>let ideas = JSON.parse(rawdata);</text:p>
            <text:p text:style-name="P4"><text:s text:c="4"/>res.send(ideas);</text:p>
            <text:p text:style-name="P4"><text:s text:c="2"/>} catch (error) {</text:p>
            <text:p text:style-name="P4"><text:s text:c="4"/>res.send(error);</text:p>
            <text:p text:style-name="P4"><text:s text:c="2"/>}</text:p>
          </table:table-cell>
        </table:table-row>
        <table:table-row table:style-name="Table2.1">
          <table:table-cell table:style-name="Table2.A1" office:value-type="string">
            <text:p text:style-name="P4">добавьте новую конечную точку точку, и верните цитату по id </text:p>
          </table:table-cell>
          <table:table-cell table:style-name="Table2.A1" office:value-type="string">
            <text:p text:style-name="P4">router.get('/:id' ….</text:p>
            <text:p text:style-name="P4"/>
            <text:p text:style-name="P4">ideas.find(x =&gt; x.id === req.params.id)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добавьте пост запрос</text:p>
          </table:table-cell>
          <table:table-cell table:style-name="Table2.A1" office:value-type="string">
            <text:p text:style-name="P4">router.post('/', function(req, res ){</text:p>
            <text:p text:style-name="P4"><text:s text:c="2"/>console.log('request =' + JSON.stringify(req.body))</text:p>
            <text:p text:style-name="P4"><text:s text:c="2"/>try {</text:p>
            <text:p text:style-name="P4"><text:s text:c="4"/>let rawdata = fs.readFileSync(path.resolve('./resourses/textdata.json'), "utf-8");</text:p>
            <text:p text:style-name="P4"><text:s text:c="4"/>let ideas = JSON.parse(rawdata);</text:p>
            <text:p text:style-name="P4"><text:s text:c="4"/>ideas.push(req.body);</text:p>
            <text:p text:style-name="P4"><text:s text:c="4"/>fs.writeFileSync(path.resolve('./resourses/textdata.json'), JSON.stringify(ideas));</text:p>
            <text:p text:style-name="P4"><text:s text:c="4"/>res.send(200);</text:p>
            <text:p text:style-name="P4"><text:s text:c="2"/>} catch (error) {</text:p>
            <text:p text:style-name="P4"><text:s text:c="4"/>res.send(error);</text:p>
            <text:p text:style-name="P4"><text:s text:c="2"/>}</text:p>
            <text:p text:style-name="P4">});</text:p>
          </table:table-cell>
        </table:table-row>
        <table:table-row table:style-name="Table2.4">
          <table:table-cell table:style-name="Table2.A1" table:number-columns-spanned="2" office:value-type="string">
            <text:p text:style-name="P4">Сделайте проверку на повторение id <text:s/>и если такое уже существует, верните ошибку</text:p>
            <text:p text:style-name="P4">Сделайте проверку по полю id и если оно не задано, задайте уникальное</text:p>
          </table:table-cell>
          <table:covered-table-cell/>
        </table:table-row>
      </table:table>
      <text:p text:style-name="P1"/>
      <text:p text:style-name="P1"/>
      <text:list xml:id="list826907208" text:style-name="L1">
        <text:list-item>
          <text:p text:style-name="P13"><text:soft-page-break/>Клонируйте репозиторий https://github.com/womenInIt/restfull_api</text:p>
        </text:list-item>
        <text:list-item>
          <text:p text:style-name="P13">установите все пакеты, необходимые для проекта с помощью npm install</text:p>
        </text:list-item>
        <text:list-item>
          <text:p text:style-name="P13">откройте package.json и найдите команду для запуска проекта в режиме dev, запустите проект, откройте swagger интерфейс, проверьте работают ли <text:s/>конечные точки (end points)</text:p>
        </text:list-item>
      </text:list>
      <text:p text:style-name="P8">1.часть: <text:s/>получение данных из другого api и передача по запросу (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получение данных из другого api может происходить по запросу fetch. измените <text:s/>функцию get в файле weather.js и добавьте следующий код:</text:p>
            <text:p text:style-name="P3"/>
            <text:p text:style-name="P3"/>
            <text:p text:style-name="P3">Измените запрос, так чтобы в пути запроса был параметр town</text:p>
          </table:table-cell>
          <table:table-cell table:style-name="Table3.A1" office:value-type="string">
            <text:p text:style-name="P3"><text:s/>fetch(`${baseWeatherUrl}?q=${req.params.town}&amp;appid=${apiKey}`)</text:p>
            <text:p text:style-name="P12"><text:s text:c="4"/>.then(response =&gt; response.json())</text:p>
            <text:p text:style-name="P12"><text:s text:c="4"/>.then(data =&gt; {</text:p>
            <text:p text:style-name="P12"><text:s text:c="6"/>console.log(data);</text:p>
            <text:p text:style-name="P12"><text:s text:c="6"/>return res.send(data);</text:p>
            <text:p text:style-name="P12"><text:s text:c="4"/>}).catch(err =&gt; {</text:p>
            <text:p text:style-name="P12"><text:s text:c="6"/>console.log(err);</text:p>
            <text:p text:style-name="P12"><text:s text:c="6"/>return res.send(err);</text:p>
            <text:p text:style-name="P12"><text:s text:c="4"/>});</text:p>
          </table:table-cell>
        </table:table-row>
      </table:table>
      <text:p text:style-name="P6"/>
      <text:p text:style-name="P6">2.часть: <text:s/>сохранение данных и выдача по запросу (ideas.js)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данные на сервере должны каким либо образом сохраняться. Измените запрос get в файле ideas.js, чтобы получать данные из файла resourses/textdata.json</text:p>
          </table:table-cell>
          <table:table-cell table:style-name="Table4.A1" office:value-type="string">
            <text:p text:style-name="P5"><text:s text:c="2"/>try {</text:p>
            <text:p text:style-name="P5"><text:s text:c="4"/>let rawdata = fs.readFileSync(path.resolve('./resourses/textdata.json'), <text:s/>"utf-8"); <text:s text:c="2"/></text:p>
            <text:p text:style-name="P5"><text:s text:c="4"/>let ideas = JSON.parse(rawdata);</text:p>
            <text:p text:style-name="P5"><text:s text:c="4"/>res.send(ideas);</text:p>
            <text:p text:style-name="P5"><text:s text:c="2"/>} catch (error) {</text:p>
            <text:p text:style-name="P5"><text:s text:c="4"/>res.send(error);</text:p>
            <text:p text:style-name="P5"><text:s text:c="2"/>}</text:p>
          </table:table-cell>
        </table:table-row>
        <table:table-row table:style-name="Table4.1">
          <table:table-cell table:style-name="Table4.A1" office:value-type="string">
            <text:p text:style-name="P5">добавьте новую конечную точку точку, и верните цитату по id </text:p>
          </table:table-cell>
          <table:table-cell table:style-name="Table4.A1" office:value-type="string">
            <text:p text:style-name="P5">router.get('/:id' ….</text:p>
            <text:p text:style-name="P5"/>
            <text:p text:style-name="P5">ideas.find(x =&gt; x.id === req.params.id)</text:p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добавьте пост запрос</text:p>
          </table:table-cell>
          <table:table-cell table:style-name="Table4.A1" office:value-type="string">
            <text:p text:style-name="P5">router.post('/', function(req, res ){</text:p>
            <text:p text:style-name="P5"><text:s text:c="2"/>console.log('request =' + JSON.stringify(req.body))</text:p>
            <text:p text:style-name="P5"><text:s text:c="2"/>try {</text:p>
            <text:p text:style-name="P5"><text:s text:c="4"/>let rawdata = fs.readFileSync(path.resolve('./resourses/textdata.json'), "utf-8");</text:p>
            <text:p text:style-name="P5"><text:s text:c="4"/>let ideas = JSON.parse(rawdata);</text:p>
            <text:p text:style-name="P5"><text:s text:c="4"/>ideas.push(req.body);</text:p>
            <text:p text:style-name="P5"><text:s text:c="4"/>fs.writeFileSync(path.resolve('./resourses/textdata.json'), JSON.stringify(ideas));</text:p>
            <text:p text:style-name="P5"><text:s text:c="4"/>res.send(200);</text:p>
            <text:p text:style-name="P5"><text:s text:c="2"/>} catch (error) {</text:p>
            <text:p text:style-name="P5"><text:s text:c="4"/>res.send(error);</text:p>
            <text:p text:style-name="P5"><text:s text:c="2"/>}</text:p>
            <text:p text:style-name="P5">});</text:p>
          </table:table-cell>
        </table:table-row>
        <table:table-row table:style-name="Table4.4">
          <table:table-cell table:style-name="Table4.A1" table:number-columns-spanned="2" office:value-type="string">
            <text:p text:style-name="P5">Сделайте проверку на повторение id <text:s/>и если такое уже существует, верните ошибку</text:p>
            <text:p text:style-name="P5">Сделайте проверку по полю id и если оно не задано, задайте уникальное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1.73cm" fo:margin-left="0.953cm" fo:margin-right="2.54cm" style:writing-mode="lr-tb" style:layout-grid-color="#c0c0c0" style:layout-grid-lines="266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3:47:41.877709757</dc:date>
    <meta:editing-duration>PT3M54S</meta:editing-duration>
    <meta:editing-cycles>2</meta:editing-cycles>
    <meta:generator>LibreOffice/7.0.4.2$Linux_X86_64 LibreOffice_project/00$Build-2</meta:generator>
    <meta:print-date>2021-08-25T13:47:11.519131770</meta:print-date>
    <meta:document-statistic meta:table-count="4" meta:image-count="0" meta:object-count="0" meta:page-count="2" meta:paragraph-count="84" meta:word-count="434" meta:character-count="3799" meta:non-whitespace-character-count="3245"/>
  </office:meta>
</office:document-meta>
</file>